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f9f7d" officeooo:paragraph-rsid="000f9f7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648d08" officeooo:paragraph-rsid="000f9f7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f9f7d" officeooo:paragraph-rsid="000f9f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49b5d7" officeooo:paragraph-rsid="0049b5d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5b6fd" officeooo:paragraph-rsid="0022cb0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06720" officeooo:paragraph-rsid="000f9f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53eb2f" officeooo:paragraph-rsid="002c6e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672d37" officeooo:paragraph-rsid="00672d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weight="bold" officeooo:rsid="0051e9d7" officeooo:paragraph-rsid="0051e9d7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0f9f7d" officeooo:paragraph-rsid="000f9f7d"/>
    </style:style>
    <style:style style:name="P11" style:family="paragraph" style:parent-style-name="Standard">
      <style:paragraph-properties fo:text-align="justify" style:justify-single-word="false"/>
      <style:text-properties officeooo:rsid="0053eb2f" officeooo:paragraph-rsid="0053eb2f"/>
    </style:style>
    <style:style style:name="P1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26210b" officeooo:paragraph-rsid="0022cb0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30f9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154318" officeooo:paragraph-rsid="0015197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eb2f" officeooo:paragraph-rsid="001519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af81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d6f3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8b4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30f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0c84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1d7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333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ea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6c7c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b00a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b44a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7f054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93215" officeooo:paragraph-rsid="00332c0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6063e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7ca83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f7e4" officeooo:paragraph-rsid="00648d0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5ea29" officeooo:paragraph-rsid="0065ea2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5eb29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73c9e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1d742" officeooo:paragraph-rsid="0059321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1d742" officeooo:paragraph-rsid="0071d74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1d742" officeooo:paragraph-rsid="0073331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1d742" officeooo:paragraph-rsid="007f054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33312" officeooo:paragraph-rsid="0071d74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85c53" officeooo:paragraph-rsid="00785c5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58b46" officeooo:paragraph-rsid="007f054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7f0548" officeooo:paragraph-rsid="007f054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b6498" officeooo:paragraph-rsid="002461ef"/>
    </style:style>
    <style:style style:name="P4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af816"/>
    </style:style>
    <style:style style:name="P4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063e8"/>
    </style:style>
    <style:style style:name="P4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71d742"/>
    </style:style>
    <style:style style:name="P4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733312"/>
    </style:style>
    <style:style style:name="P4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7ca836"/>
    </style:style>
    <style:style style:name="P5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7f0548"/>
    </style:style>
    <style:style style:name="P5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5eb29a"/>
    </style:style>
    <style:style style:name="P5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73c9e9"/>
    </style:style>
    <style:style style:name="P5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5eb29a"/>
    </style:style>
    <style:style style:name="P5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53eb2f" officeooo:paragraph-rsid="0053eb2f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NH1">
      <style:text-properties style:font-name="Arial" fo:font-size="12pt" fo:font-weight="normal" officeooo:rsid="005276c6" officeooo:paragraph-rsid="005276c6" style:font-size-asian="10.5pt" style:font-weight-asian="normal" style:font-size-complex="12pt" style:font-weight-complex="normal"/>
    </style:style>
    <style:style style:name="P58" style:family="paragraph" style:parent-style-name="NH1">
      <style:text-properties style:font-name="Arial" fo:font-size="12pt" fo:font-weight="normal" officeooo:rsid="006063e8" officeooo:paragraph-rsid="006063e8" style:font-size-asian="10.5pt" style:font-weight-asian="normal" style:font-size-complex="12pt" style:font-weight-complex="normal"/>
    </style:style>
    <style:style style:name="P59" style:family="paragraph" style:parent-style-name="NH1">
      <style:text-properties style:font-name="Arial" fo:font-size="12pt" fo:font-weight="normal" officeooo:rsid="007ca836" officeooo:paragraph-rsid="007ca836" style:font-size-asian="10.5pt" style:font-weight-asian="normal" style:font-size-complex="12pt" style:font-weight-complex="normal"/>
    </style:style>
    <style:style style:name="P60" style:family="paragraph" style:parent-style-name="NH1">
      <style:text-properties style:font-name="Arial" fo:font-size="12pt" fo:font-weight="normal" officeooo:rsid="0071d742" officeooo:paragraph-rsid="0071d742" style:font-size-asian="10.5pt" style:font-weight-asian="normal" style:font-size-complex="12pt" style:font-weight-complex="normal"/>
    </style:style>
    <style:style style:name="P61" style:family="paragraph" style:parent-style-name="NH1">
      <style:text-properties style:font-name="Arial" fo:font-size="12pt" fo:font-weight="normal" officeooo:rsid="00733312" officeooo:paragraph-rsid="00733312" style:font-size-asian="10.5pt" style:font-weight-asian="normal" style:font-size-complex="12pt" style:font-weight-complex="normal"/>
    </style:style>
    <style:style style:name="P62" style:family="paragraph" style:parent-style-name="NH1">
      <style:text-properties officeooo:rsid="005276c6" officeooo:paragraph-rsid="005276c6"/>
    </style:style>
    <style:style style:name="P63" style:family="paragraph" style:parent-style-name="NH1">
      <style:text-properties fo:font-weight="normal" officeooo:rsid="00648d08" officeooo:paragraph-rsid="00648d08" style:font-weight-asian="normal" style:font-weight-complex="normal"/>
    </style:style>
    <style:style style:name="P64" style:family="paragraph" style:parent-style-name="NH1">
      <style:paragraph-properties fo:break-before="pag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54318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5b6fd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648d08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6c127c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6e97d5" style:font-size-asian="10.5pt" style:font-weight-asian="normal" style:font-size-complex="12pt" style:font-weight-complex="normal"/>
    </style:style>
    <style:style style:name="T7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57879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9321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eb29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063e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58b4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5ea2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71347c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1706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1d74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733312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73c9e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785c53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a3a5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ca836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d9e3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7f054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847d9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5c40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86bbae" style:font-size-asian="10.5pt" style:font-weight-asian="normal" style:font-size-complex="12pt" style:font-weight-complex="normal"/>
    </style:style>
    <style:style style:name="T28" style:family="text">
      <style:text-properties officeooo:rsid="00648d08"/>
    </style:style>
    <style:style style:name="T29" style:family="text">
      <style:text-properties officeooo:rsid="006c127c"/>
    </style:style>
    <style:style style:name="T30" style:family="text">
      <style:text-properties officeooo:rsid="006f16a0"/>
    </style:style>
    <style:style style:name="T31" style:family="text">
      <style:text-properties officeooo:rsid="006ffbcb"/>
    </style:style>
    <style:style style:name="T32" style:family="text">
      <style:text-properties officeooo:rsid="0070c84e"/>
    </style:style>
    <style:style style:name="T33" style:family="text">
      <style:text-properties officeooo:rsid="0071347c"/>
    </style:style>
    <style:style style:name="T34" style:family="text">
      <style:text-properties officeooo:rsid="0071d742"/>
    </style:style>
    <style:style style:name="T35" style:family="text">
      <style:text-properties officeooo:rsid="0076c7c6"/>
    </style:style>
    <style:style style:name="T36" style:family="text">
      <style:text-properties officeooo:rsid="007b00a1"/>
    </style:style>
    <style:style style:name="T37" style:family="text">
      <style:text-properties officeooo:rsid="007b44a3"/>
    </style:style>
    <style:style style:name="T38" style:family="text">
      <style:text-properties officeooo:rsid="0086bba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Stop Fiddling With It Weather</text:p>
      <text:p text:style-name="P9"/>
      <text:p text:style-name="P1"/>
      <text:p text:style-name="P1"/>
      <text:p text:style-name="P1"/>
      <text:p text:style-name="P1"/>
      <text:p text:style-name="P3">Mark Broihier</text:p>
      <text:p text:style-name="P3"><text:span text:style-name="T38">January</text:span> <text:span text:style-name="T38">18</text:span>, 20<text:span text:style-name="T38">20</text:span></text:p>
      <text:p text:style-name="P4"/>
      <text:p text:style-name="P10"><text:span text:style-name="T7"><text:line-break/></text:span><text:span text:style-name="T1"><text:line-break/></text:span></text:p>
      <text:p text:style-name="P6"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56"><text:a xlink:type="simple" xlink:href="#__RefHeading__648_1210061290" text:style-name="Index_20_Link" text:visited-style-name="Index_20_Link"><text:s/>1 Introduction<text:tab/>3</text:a></text:p>
          <text:p text:style-name="P56"><text:a xlink:type="simple" xlink:href="#__RefHeading__650_1210061290" text:style-name="Index_20_Link" text:visited-style-name="Index_20_Link"><text:s/>1.1 Scope<text:tab/>3</text:a></text:p>
          <text:p text:style-name="P56"><text:a xlink:type="simple" xlink:href="#__RefHeading__652_1210061290" text:style-name="Index_20_Link" text:visited-style-name="Index_20_Link"><text:s/>1.2 Features<text:tab/>3</text:a></text:p>
          <text:p text:style-name="P56"><text:a xlink:type="simple" xlink:href="#__RefHeading__654_1210061290" text:style-name="Index_20_Link" text:visited-style-name="Index_20_Link"><text:s/>1.3 Acronyms<text:tab/>3</text:a></text:p>
          <text:p text:style-name="P56"><text:a xlink:type="simple" xlink:href="#__RefHeading__656_1210061290" text:style-name="Index_20_Link" text:visited-style-name="Index_20_Link"><text:s/>2 General Overview<text:tab/>3</text:a></text:p>
          <text:p text:style-name="P56"><text:a xlink:type="simple" xlink:href="#__RefHeading__1716_483904327" text:style-name="Index_20_Link" text:visited-style-name="Index_20_Link"><text:s/>3 sfwiWeather<text:tab/>3</text:a></text:p>
          <text:p text:style-name="P56"><text:a xlink:type="simple" xlink:href="#__RefHeading__658_1210061290" text:style-name="Index_20_Link" text:visited-style-name="Index_20_Link"><text:s/>3.1 Theory of Operation<text:tab/>3</text:a></text:p>
          <text:p text:style-name="P56"><text:a xlink:type="simple" xlink:href="#__RefHeading__660_1210061290" text:style-name="Index_20_Link" text:visited-style-name="Index_20_Link"><text:s/>3.2 External Interface Requirements<text:tab/>4</text:a></text:p>
          <text:p text:style-name="P56"><text:a xlink:type="simple" xlink:href="#__RefHeading__662_1210061290" text:style-name="Index_20_Link" text:visited-style-name="Index_20_Link"><text:s/>3.3 Processing Requirements<text:tab/>5</text:a></text:p>
          <text:p text:style-name="P56"><text:a xlink:type="simple" xlink:href="#__RefHeading__817_613997132" text:style-name="Index_20_Link" text:visited-style-name="Index_20_Link"><text:s/>3.3.1 Startup<text:tab/>5</text:a></text:p>
          <text:p text:style-name="P56"><text:a xlink:type="simple" xlink:href="#__RefHeading___Toc951_1844154721" text:style-name="Index_20_Link" text:visited-style-name="Index_20_Link"><text:s/>3.3.2 Information Collection<text:tab/>5</text:a></text:p>
          <text:p text:style-name="P56"><text:a xlink:type="simple" xlink:href="#__RefHeading__664_1210061290" text:style-name="Index_20_Link" text:visited-style-name="Index_20_Link"><text:s/>3.3.3 Client Query<text:tab/>5</text:a></text:p>
          <text:p text:style-name="P56"><text:a xlink:type="simple" xlink:href="#__RefHeading__666_1210061290" text:style-name="Index_20_Link" text:visited-style-name="Index_20_Link"><text:s/>3.3.4 Client Controls<text:tab/>6</text:a></text:p>
          <text:p text:style-name="P56"><text:a xlink:type="simple" xlink:href="#__RefHeading__686_1210061290" text:style-name="Index_20_Link" text:visited-style-name="Index_20_Link"><text:s/>3.4 Provisioning Requirements<text:tab/>6</text:a></text:p>
          <text:p text:style-name="P56"><text:a xlink:type="simple" xlink:href="#__RefHeading__688_1210061290" text:style-name="Index_20_Link" text:visited-style-name="Index_20_Link"><text:s/>3.5 Performance Requirements<text:tab/>6</text:a></text:p>
        </text:index-body>
      </text:table-of-content>
      <text:p text:style-name="P6"/>
      <text:list xml:id="list4449901882300227916" text:style-name="Numbering_20_1">
        <text:list-item>
          <text:h text:style-name="P64" text:outline-level="1"><text:bookmark-start text:name="__RefHeading__648_1210061290"/>Introduction<text:bookmark-end text:name="__RefHeading__648_1210061290"/></text:h>
        </text:list-item>
      </text:list>
      <text:p text:style-name="P11"><text:span text:style-name="T3">T</text:span><text:span text:style-name="T1">he purpose of this document is to define the requirements for a </text:span><text:span text:style-name="T5">web server that provides simple, common weather information for a location.</text:span><text:span text:style-name="T4"> <text:s/></text:span><text:span text:style-name="T5">This server will reside on a home network, collect information from US government sources, and display the information to a requesting client that is likely a standard web browser.</text:span></text:p>
      <text:p text:style-name="P5"/>
      <text:list xml:id="list120901507947317" text:continue-numbering="true" text:style-name="Numbering_20_1">
        <text:list-item>
          <text:list>
            <text:list-item>
              <text:h text:style-name="P57" text:outline-level="1"><text:bookmark-start text:name="__RefHeading__650_1210061290"/>Scope<text:bookmark-end text:name="__RefHeading__650_1210061290"/></text:h>
            </text:list-item>
          </text:list>
        </text:list-item>
      </text:list>
      <text:p text:style-name="P15">This document defines the interface, processing, and displays for a <text:span text:style-name="T29">web server that displays weather information for a provided location. <text:s/>The server will only collect and display weather related information. <text:s/>The server will store no information from clients except for the temporary purpose of sustaining communication to transmit relevant information to the client. <text:s/>The philosophy of my Stop “Fiddling” With It (SFWI/sfwi) application series is to provide clean simple services free of feature bloat and with a stable interface/look.</text:span></text:p>
      <text:p text:style-name="P14"/>
      <text:list xml:id="list120902613941381" text:continue-numbering="true" text:style-name="Numbering_20_1">
        <text:list-item>
          <text:list>
            <text:list-item>
              <text:h text:style-name="P62" text:outline-level="1"><text:bookmark-start text:name="__RefHeading__652_1210061290"/><text:span text:style-name="T2">F</text:span><text:span text:style-name="T1">eatures</text:span><text:bookmark-end text:name="__RefHeading__652_1210061290"/></text:h>
            </text:list-item>
          </text:list>
        </text:list-item>
      </text:list>
      <text:p text:style-name="P54"><text:span text:style-name="T4">The Stop Fiddling With It </text:span><text:span text:style-name="T6">Weather</text:span><text:span text:style-name="T1"> (</text:span><text:span text:style-name="T4">sfwi</text:span><text:span text:style-name="T6">Weather</text:span><text:span text:style-name="T1">) </text:span><text:span text:style-name="T6">server will periodically collect current and forecasted information from US government weather services, consolidate the information, and display it to a web browser or other HTTP client.</text:span></text:p>
      <text:p text:style-name="P12"/>
      <text:list xml:id="list120901913501851" text:continue-numbering="true" text:style-name="Numbering_20_1">
        <text:list-item>
          <text:list>
            <text:list-item>
              <text:h text:style-name="P57" text:outline-level="1"><text:bookmark-start text:name="__RefHeading__654_1210061290"/>Acronyms<text:bookmark-end text:name="__RefHeading__654_1210061290"/></text:h>
            </text:list-item>
          </text:list>
        </text:list-item>
      </text:list>
      <text:p text:style-name="P41">API – Application Programming Interface</text:p>
      <text:p text:style-name="P41">HTTP – Hypertext Transfer Protocol</text:p>
      <text:p text:style-name="P41">HTTPS – Hypertext Transfer Protocol Secure</text:p>
      <text:p text:style-name="P43">NWS – National Weather Service</text:p>
      <text:p text:style-name="P41">SFWI – Stop “Fiddling” with It</text:p>
      <text:p text:style-name="P44"/>
      <text:list xml:id="list120902266888547" text:continue-numbering="true" text:style-name="Numbering_20_1">
        <text:list-item>
          <text:h text:style-name="P62" text:outline-level="1"><text:bookmark-start text:name="__RefHeading__656_1210061290"/><text:span text:style-name="T2">G</text:span><text:span text:style-name="T1">eneral Overview</text:span><text:bookmark-end text:name="__RefHeading__656_1210061290"/></text:h>
        </text:list-item>
      </text:list>
      <text:p text:style-name="P8">The “Stop Fiddling With It (SFWI/sfwi)” series of app<text:span text:style-name="T30">lications</text:span> that I'm creating <text:span text:style-name="T30">is</text:span> intended to simplify my personal world. <text:s/>The reason this particular <text:span text:style-name="T30">service</text:span> is being <text:span text:style-name="T30">developed</text:span> is because <text:span text:style-name="T30">mobile weather applications that are “free” are now so bloated with ads one can’t navigate through the screens without triggering undesired actions. <text:s/>The performance is so unreliable (eg radar displays) that the thought of paying for the app to remove the advertisements is unthinkable. <text:s/>What I want for weather information isn’t that difficult to present and requires no bling. </text:span></text:p>
      <text:list xml:id="list120901766024992" text:continue-numbering="true" text:style-name="Numbering_20_1">
        <text:list-item>
          <text:h text:style-name="P63" text:outline-level="1"><text:bookmark-start text:name="__RefHeading__1716_483904327"/>sfwi<text:span text:style-name="T31">Weather</text:span><text:bookmark-end text:name="__RefHeading__1716_483904327"/></text:h>
        </text:list-item>
      </text:list>
      <text:p text:style-name="P7">The following paragraphs outline the operation of <text:span text:style-name="T28">sfwiWeather</text:span> and the detailed requirements that define the expected behavior of the app.</text:p>
      <text:list xml:id="list120901906428551" text:continue-numbering="true" text:style-name="Numbering_20_1">
        <text:list-item>
          <text:list>
            <text:list-item>
              <text:h text:style-name="P57" text:outline-level="1"><text:bookmark-start text:name="__RefHeading__658_1210061290"/>Theory of Operation<text:bookmark-end text:name="__RefHeading__658_1210061290"/></text:h>
            </text:list-item>
          </text:list>
        </text:list-item>
      </text:list>
      <text:p text:style-name="P31"><text:span text:style-name="T28">sfwiWeather</text:span> <text:span text:style-name="T31">will be a HTTP web server intended to run on a local/protected network </text:span><text:soft-page-break/><text:span text:style-name="T31">with access to the internet. <text:s/>The server will be configured to collect information for a location within the United States. <text:s/>Once configured, it will be initiated and periodically query the api.weather.gov site for information, format it, and provide it to clients that connect to the server.</text:span></text:p>
      <text:p text:style-name="P33"/>
      <text:list xml:id="list120902716977926" text:continue-numbering="true" text:style-name="Numbering_20_1">
        <text:list-item>
          <text:list>
            <text:list-item>
              <text:h text:style-name="P57" text:outline-level="1"><text:bookmark-start text:name="__RefHeading__660_1210061290"/>External Interface Requirements<text:bookmark-end text:name="__RefHeading__660_1210061290"/></text:h>
            </text:list-item>
          </text:list>
        </text:list-item>
      </text:list>
      <text:p text:style-name="P19">ID::SFWI<text:span text:style-name="T31">WEATHER</text:span>-EXT-IF-010 sfwi<text:span text:style-name="T31">Weather</text:span> shall display <text:span text:style-name="T31">local weather information to a client using HTML5 and Javascript. <text:s/></text:span></text:p>
      <text:p text:style-name="P13"/>
      <text:p text:style-name="P18">ID::SFWI<text:span text:style-name="T32">WEATHER</text:span>-EXT-IF-020 sfwi<text:span text:style-name="T32">Weather</text:span> <text:span text:style-name="T32">displays </text:span>shall <text:span text:style-name="T32">function without client side JavaScript. <text:s/>When JavaScript is not available, a client will still be able to display:</text:span></text:p>
      <text:p text:style-name="P18"/>
      <text:p text:style-name="P25">ID::SFWI<text:span text:style-name="T32">WEATHER</text:span>-EXT-IF-020.<text:span text:style-name="T36">001</text:span> sfwi<text:span text:style-name="T32">Weather</text:span> <text:span text:style-name="T36">shall be able to display current temperature and units.</text:span></text:p>
      <text:p text:style-name="P25"/>
      <text:p text:style-name="P25">ID::SFWI<text:span text:style-name="T32">WEATHER</text:span>-EXT-IF-020.<text:span text:style-name="T36">002</text:span> sfwi<text:span text:style-name="T32">Weather</text:span> <text:span text:style-name="T36">shall be able to display current wind speed and direction and units.</text:span></text:p>
      <text:p text:style-name="P25"/>
      <text:p text:style-name="P26">ID::SFWI<text:span text:style-name="T32">WEATHER</text:span>-EXT-IF-020.<text:span text:style-name="T36">003</text:span> sfwi<text:span text:style-name="T32">Weather</text:span> <text:span text:style-name="T36">shall be able to display the “current condition” statement.</text:span></text:p>
      <text:p text:style-name="P26"/>
      <text:p text:style-name="P26">ID::SFWI<text:span text:style-name="T32">WEATHER</text:span>-EXT-IF-020.<text:span text:style-name="T36">004</text:span> sfwi<text:span text:style-name="T32">Weather</text:span> <text:span text:style-name="T36">shall be able to display a short version of the forecast information.</text:span></text:p>
      <text:p text:style-name="P26"/>
      <text:p text:style-name="P27">ID::SFWI<text:span text:style-name="T32">WEATHER</text:span>-EXT-IF-020.<text:span text:style-name="T36">005</text:span> sfwi<text:span text:style-name="T32">Weather</text:span> <text:span text:style-name="T36">shall be able to display current alerts.</text:span></text:p>
      <text:p text:style-name="P27"/>
      <text:p text:style-name="P27">ID::SFWI<text:span text:style-name="T32">WEATHER</text:span>-EXT-IF-030 sfwi<text:span text:style-name="T32">Weather</text:span> <text:span text:style-name="T37">server </text:span>shall <text:span text:style-name="T32">be configured prior to starting for the purpose of collecting weather information for a location within the United States. <text:s/>That configuration will include:</text:span></text:p>
      <text:p text:style-name="P18"/>
      <text:p text:style-name="P20">ID::SFWI<text:span text:style-name="T32">WEATHER</text:span>-EXT-IF-030.<text:span text:style-name="T32">001</text:span> sfwi<text:span text:style-name="T32">Weather</text:span> shall <text:span text:style-name="T32">be configured with a latitude and longitude within the United States. Units of latitude and longitude will be degrees, positive will be Northern Hemisphere and Eastern Hemisphere. <text:s/></text:span></text:p>
      <text:p text:style-name="P20"/>
      <text:p text:style-name="P20">ID::SFWI<text:span text:style-name="T32">WEATHER</text:span>-EXT-IF-030.<text:span text:style-name="T32">002</text:span> sfwi<text:span text:style-name="T32">Weather</text:span> shall <text:span text:style-name="T32">be configured with a location name.</text:span></text:p>
      <text:p text:style-name="P21"/>
      <text:p text:style-name="P21">ID::SFWI<text:span text:style-name="T32">WEATHER</text:span>-EXT-IF-0<text:span text:style-name="T34">4</text:span>0 sfwi<text:span text:style-name="T32">Weather</text:span> shall <text:span text:style-name="T34">collect weather information only from public sites available via the world wide web.</text:span></text:p>
      <text:p text:style-name="P21"/>
      <text:p text:style-name="P26">ID::SFWI<text:span text:style-name="T32">WEATHER</text:span>-EXT-IF-0<text:span text:style-name="T34">4</text:span>0.<text:span text:style-name="T37">001</text:span> sfwi<text:span text:style-name="T32">Weather</text:span> shall <text:span text:style-name="T34">collect weather information only using secure interfaces (HTTPS).</text:span></text:p>
      <text:p text:style-name="P26"/>
      <text:p text:style-name="P26">ID::SFWI<text:span text:style-name="T32">WEATHER</text:span>-EXT-IF-0<text:span text:style-name="T35">5</text:span>0 sfwi<text:span text:style-name="T32">Weather</text:span> shall <text:span text:style-name="T35">only expose itself on a private network for the purpose of security.</text:span></text:p>
      <text:p text:style-name="P24"/>
      <text:list xml:id="list120903240012056" text:continue-numbering="true" text:style-name="Numbering_20_1">
        <text:list-item>
          <text:list>
            <text:list-item>
              <text:h text:style-name="P57" text:outline-level="1"><text:bookmark-start text:name="__RefHeading__662_1210061290"/><text:soft-page-break/>Processing Requirements<text:bookmark-end text:name="__RefHeading__662_1210061290"/></text:h>
            </text:list-item>
          </text:list>
        </text:list-item>
      </text:list>
      <text:p text:style-name="P28">The following paragraphs identify the processing to be performed <text:span text:style-name="T33">by the server.</text:span></text:p>
      <text:p text:style-name="P28"/>
      <text:list xml:id="list120902881703907" text:continue-numbering="true" text:style-name="Numbering_20_1">
        <text:list-item>
          <text:list>
            <text:list-item>
              <text:list>
                <text:list-item>
                  <text:h text:style-name="P58" text:outline-level="1"><text:bookmark-start text:name="__RefHeading__817_613997132"/>Startup<text:bookmark-end text:name="__RefHeading__817_613997132"/></text:h>
                </text:list-item>
              </text:list>
            </text:list-item>
          </text:list>
        </text:list-item>
      </text:list>
      <text:p text:style-name="P46"><text:span text:style-name="T9">ID::</text:span><text:span text:style-name="T13">SFWI</text:span><text:span text:style-name="T15">WEATHER</text:span><text:span text:style-name="T9">-</text:span><text:span text:style-name="T10">PR</text:span><text:span text:style-name="T9">-</text:span><text:span text:style-name="T12">INIT</text:span><text:span text:style-name="T9">-0</text:span><text:span text:style-name="T10">10 When the </text:span><text:span text:style-name="T15">server </text:span><text:span text:style-name="T20">is running, it </text:span><text:span text:style-name="T15">shall report </text:span><text:span text:style-name="T16">runtime and </text:span><text:span text:style-name="T15">communication errors to </text:span><text:span text:style-name="T16">a log file</text:span><text:span text:style-name="T15"> viewable by an administrator</text:span><text:span text:style-name="T12">.</text:span></text:p>
      <text:p text:style-name="P29"/>
      <text:p text:style-name="P46"><text:span text:style-name="T9">ID::</text:span><text:span text:style-name="T13">SFWI</text:span><text:span text:style-name="T16">WEATHER</text:span><text:span text:style-name="T9">-</text:span><text:span text:style-name="T10">PR</text:span><text:span text:style-name="T9">-</text:span><text:span text:style-name="T12">INIT</text:span><text:span text:style-name="T9">-0</text:span><text:span text:style-name="T17">2</text:span><text:span text:style-name="T10">0 </text:span><text:span text:style-name="T16">If the server successfully initializes, it shall report to the log that it is listening to </text:span><text:span text:style-name="T20">a</text:span><text:span text:style-name="T16"> HTTP port.</text:span><text:span text:style-name="T12"> </text:span></text:p>
      <text:list xml:id="list120901164939951" text:continue-numbering="true" text:style-name="Numbering_20_1">
        <text:list-item>
          <text:list>
            <text:list-item>
              <text:list>
                <text:list-item>
                  <text:h text:style-name="P59" text:outline-level="1"><text:bookmark-start text:name="__RefHeading___Toc951_1844154721"/>Information Collection<text:bookmark-end text:name="__RefHeading___Toc951_1844154721"/></text:h>
                </text:list-item>
              </text:list>
            </text:list-item>
          </text:list>
        </text:list-item>
      </text:list>
      <text:p text:style-name="P49"><text:span text:style-name="T9">ID::</text:span><text:span text:style-name="T13">SFWI</text:span><text:span text:style-name="T15">WEATHER</text:span><text:span text:style-name="T9">-</text:span><text:span text:style-name="T10">PR</text:span><text:span text:style-name="T9">-</text:span><text:span text:style-name="T12">IN</text:span><text:span text:style-name="T22">FO</text:span><text:span text:style-name="T9">-0</text:span><text:span text:style-name="T10">10 </text:span><text:span text:style-name="T23">The server</text:span><text:span text:style-name="T20"> </text:span><text:span text:style-name="T15">shall </text:span><text:span text:style-name="T22">collect information to be presented </text:span><text:span text:style-name="T23">on a client HTTP query GET. <text:s/></text:span></text:p>
      <text:p text:style-name="P30"/>
      <text:p text:style-name="P49"><text:span text:style-name="T9">ID::</text:span><text:span text:style-name="T13">SFWI</text:span><text:span text:style-name="T16">WEATHER</text:span><text:span text:style-name="T9">-</text:span><text:span text:style-name="T10">PR</text:span><text:span text:style-name="T9">-</text:span><text:span text:style-name="T12">I</text:span><text:span text:style-name="T23">NFO</text:span><text:span text:style-name="T9">-0</text:span><text:span text:style-name="T17">2</text:span><text:span text:style-name="T10">0 </text:span><text:span text:style-name="T23">The collection interval shall be less than half the update interval of the data being collected for those interfaces updated periodically (eg forecast).</text:span><text:span text:style-name="T12"> </text:span></text:p>
      <text:p text:style-name="P27"/>
      <text:p text:style-name="P50"><text:span text:style-name="T9">ID::</text:span><text:span text:style-name="T13">SFWI</text:span><text:span text:style-name="T16">WEATHER</text:span><text:span text:style-name="T9">-</text:span><text:span text:style-name="T10">PR</text:span><text:span text:style-name="T9">-</text:span><text:span text:style-name="T12">I</text:span><text:span text:style-name="T23">NFO</text:span><text:span text:style-name="T9">-0</text:span><text:span text:style-name="T24">3</text:span><text:span text:style-name="T10">0 </text:span><text:span text:style-name="T24">Asynchronous updates (eg alerts) shall be collected on demand.</text:span><text:span text:style-name="T12"> </text:span></text:p>
      <text:p text:style-name="P42"/>
      <text:list xml:id="list120901453945739" text:continue-numbering="true" text:style-name="Numbering_20_1">
        <text:list-item>
          <text:list>
            <text:list-item>
              <text:list>
                <text:list-item>
                  <text:h text:style-name="P60" text:outline-level="1"><text:bookmark-start text:name="__RefHeading__664_1210061290"/>Client Query<text:bookmark-end text:name="__RefHeading__664_1210061290"/></text:h>
                </text:list-item>
              </text:list>
            </text:list-item>
          </text:list>
        </text:list-item>
      </text:list>
      <text:p text:style-name="P36"/>
      <text:p text:style-name="P47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 </text:span><text:span text:style-name="T17">When an HTTP client performs a GET to the site URL, the server shall provide an index.html page that has the following information:</text:span></text:p>
      <text:p text:style-name="P21"/>
      <text:p text:style-name="P47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1</text:span><text:span text:style-name="T10"> </text:span><text:span text:style-name="T17">The page shall have a title </text:span><text:span text:style-name="T26">that includes the provisioned location name.</text:span></text:p>
      <text:p text:style-name="P21"/>
      <text:p text:style-name="P47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2</text:span><text:span text:style-name="T10"> </text:span><text:span text:style-name="T17">The page shall have the temperature.</text:span></text:p>
      <text:p text:style-name="P37"/>
      <text:p text:style-name="P47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3</text:span><text:span text:style-name="T10"> </text:span><text:span text:style-name="T17">The page shall have the wind speed and direction.</text:span></text:p>
      <text:p text:style-name="P37"/>
      <text:p text:style-name="P47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4</text:span><text:span text:style-name="T10"> </text:span><text:span text:style-name="T17">The page shall have </text:span><text:span text:style-name="T21">a</text:span><text:span text:style-name="T17"> </text:span><text:span text:style-name="T18">“current conditions” statement (eg cloudy, sunny…).</text:span></text:p>
      <text:p text:style-name="P40"/>
      <text:p text:style-name="P50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</text:span><text:span text:style-name="T18">5</text:span><text:span text:style-name="T10"> </text:span><text:span text:style-name="T17">The page shall have a </text:span><text:span text:style-name="T18">timestamp</text:span><text:span text:style-name="T17"> </text:span><text:span text:style-name="T18">displayed in the local time zone of the </text:span><text:span text:style-name="T27">configured weather location</text:span><text:span text:style-name="T18">.</text:span></text:p>
      <text:p text:style-name="P39"/>
      <text:p text:style-name="P50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</text:span><text:span text:style-name="T24">6</text:span><text:span text:style-name="T10"> </text:span><text:span text:style-name="T17">The page shall have </text:span><text:span text:style-name="T24">weather alerts issued by the nation weather service (NWS).</text:span></text:p>
      <text:p text:style-name="P39"/>
      <text:p text:style-name="P50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7">QUERY</text:span><text:span text:style-name="T9">-0</text:span><text:span text:style-name="T21">1</text:span><text:span text:style-name="T10">0.</text:span><text:span text:style-name="T17">00</text:span><text:span text:style-name="T24">7</text:span><text:span text:style-name="T10"> </text:span><text:span text:style-name="T17">The page shall have </text:span><text:span text:style-name="T18">f</text:span><text:span text:style-name="T21">orecasted</text:span><text:span text:style-name="T18"> temperature, wind, and condition information.</text:span></text:p>
      <text:p text:style-name="P38"><text:soft-page-break/></text:p>
      <text:p text:style-name="P38"/>
      <text:list xml:id="list120901832901387" text:continue-numbering="true" text:style-name="Numbering_20_1">
        <text:list-item>
          <text:list>
            <text:list-item>
              <text:list>
                <text:list-item>
                  <text:h text:style-name="P61" text:outline-level="1"><text:bookmark-start text:name="__RefHeading__666_1210061290"/>Client Controls<text:bookmark-end text:name="__RefHeading__666_1210061290"/></text:h>
                </text:list-item>
              </text:list>
            </text:list-item>
          </text:list>
        </text:list-item>
      </text:list>
      <text:p text:style-name="P45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8">CONTROLS</text:span><text:span text:style-name="T9">-0</text:span><text:span text:style-name="T18">10</text:span><text:span text:style-name="T10"> </text:span><text:span text:style-name="T18">The client user interface shall only have controls that are associated with changing the presentation of the amount of information.</text:span><text:span text:style-name="T13"> </text:span></text:p>
      <text:p text:style-name="P16"/>
      <text:p text:style-name="P48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8">CONTROLS</text:span><text:span text:style-name="T9">-0</text:span><text:span text:style-name="T18">10.001</text:span><text:span text:style-name="T10"> </text:span><text:span text:style-name="T18">The initial display of a client query shall be minimal.</text:span></text:p>
      <text:p text:style-name="P22"/>
      <text:p text:style-name="P48"><text:span text:style-name="T9">ID::</text:span><text:span text:style-name="T13">SFWI</text:span><text:span text:style-name="T18">WEATHER</text:span><text:span text:style-name="T9">-</text:span><text:span text:style-name="T10">PR</text:span><text:span text:style-name="T9">-</text:span><text:span text:style-name="T18">CONTROLS</text:span><text:span text:style-name="T9">-0</text:span><text:span text:style-name="T18">10.002</text:span><text:span text:style-name="T10"> </text:span><text:span text:style-name="T18">By selecting </text:span><text:span text:style-name="T21">a </text:span><text:span text:style-name="T18">checkbox </text:span><text:span text:style-name="T21">or checkboxes</text:span><text:span text:style-name="T18">, the user shall be able to see more information if Javascript is enabled.</text:span></text:p>
      <text:p text:style-name="P17"/>
      <text:list xml:id="list120902966407574" text:continue-numbering="true" text:style-name="Numbering_20_1">
        <text:list-item>
          <text:list>
            <text:list-item>
              <text:h text:style-name="P57" text:outline-level="1"><text:bookmark-start text:name="__RefHeading__686_1210061290"/>Provisioning Requirements<text:bookmark-end text:name="__RefHeading__686_1210061290"/></text:h>
            </text:list-item>
          </text:list>
        </text:list-item>
      </text:list>
      <text:p text:style-name="P51"><text:span text:style-name="T9">ID::</text:span><text:span text:style-name="T14">SFWI</text:span><text:span text:style-name="T18">WEATHER</text:span><text:span text:style-name="T9">-</text:span><text:span text:style-name="T8">PROV</text:span><text:span text:style-name="T9">-0</text:span><text:span text:style-name="T8">1</text:span><text:span text:style-name="T10">0 <text:s text:c="2"/></text:span><text:span text:style-name="T14">The app</text:span><text:span text:style-name="T18">lication</text:span><text:span text:style-name="T14"> </text:span><text:span text:style-name="T8">shall </text:span><text:span text:style-name="T18">be able to run on a Raspberry PI 0 with 8 </text:span><text:span text:style-name="T20">g</text:span><text:span text:style-name="T18">ig</text:span><text:span text:style-name="T20">abytes</text:span><text:span text:style-name="T18"> or less of memory on a version of Raspbian </text:span><text:span text:style-name="T21">Linux </text:span><text:span text:style-name="T18">Stretch or above. <text:s/></text:span><text:span text:style-name="T25">Note that 8 gigabytes was selected because it is the smallest practical SD card to purchase for the Raspberry PI.</text:span></text:p>
      <text:p text:style-name="P34"/>
      <text:p text:style-name="P52"><text:span text:style-name="T9">ID::</text:span><text:span text:style-name="T14">SFWI</text:span><text:span text:style-name="T18">WEATHER</text:span><text:span text:style-name="T9">-</text:span><text:span text:style-name="T8">PROV</text:span><text:span text:style-name="T9">-0</text:span><text:span text:style-name="T25">2</text:span><text:span text:style-name="T10">0 <text:s text:c="2"/></text:span><text:span text:style-name="T14">The app</text:span><text:span text:style-name="T18">lication</text:span><text:span text:style-name="T14"> </text:span><text:span text:style-name="T8">shall </text:span><text:span text:style-name="T18">be </text:span><text:span text:style-name="T19">started automatically as a service after it has been configured and installed via the installation instructions. <text:s/>Note that in this mode of operation, the log file will be sent to /dev/null to prevent excess writing to the SD card. </text:span></text:p>
      <text:p text:style-name="P35"/>
      <text:list xml:id="list120902328606939" text:continue-numbering="true" text:style-name="Numbering_20_1">
        <text:list-item>
          <text:list>
            <text:list-item>
              <text:h text:style-name="P57" text:outline-level="1"><text:bookmark-start text:name="__RefHeading__688_1210061290"/>Performance Requirements<text:bookmark-end text:name="__RefHeading__688_1210061290"/></text:h>
            </text:list-item>
          </text:list>
        </text:list-item>
      </text:list>
      <text:p text:style-name="P53"><text:span text:style-name="T9">ID::</text:span><text:span text:style-name="T14">SFWI</text:span><text:span text:style-name="T19">WEATHER</text:span><text:span text:style-name="T9">-</text:span><text:span text:style-name="T11">PERF</text:span><text:span text:style-name="T9">-0</text:span><text:span text:style-name="T11">1</text:span><text:span text:style-name="T10">0 <text:s text:c="2"/></text:span><text:span text:style-name="T14">The </text:span><text:span text:style-name="T19">client shall be able to receive a response from the server in under three seconds when there are no other clients being served.</text:span></text:p>
      <text:p text:style-name="P2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H1" style:family="paragraph" style:parent-style-name="Heading_20_1" style:default-outline-level="1" style:list-style-name="Numbering_20_1">
      <loext:graphic-properties draw:fill="none" draw:fill-color="#729fcf"/>
      <style:paragraph-properties fo:background-color="transparent" style:shadow="none">
        <style:tab-stops/>
      </style:paragraph-properties>
      <style:text-properties style:font-name="Arial1" fo:font-family="Arial" style:font-style-name="Bold" style:font-family-generic="swiss" style:font-pitch="variable" fo:font-size="12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roihier</meta:initial-creator>
    <meta:creation-date>2016-10-07T10:58:18.729601000</meta:creation-date>
    <dc:date>2020-01-18T12:09:00.887290000</dc:date>
    <meta:editing-duration>PT3H55M5S</meta:editing-duration>
    <meta:editing-cycles>31</meta:editing-cycles>
    <meta:generator>LibreOffice/5.2.2.2$MacOSX_X86_64 LibreOffice_project/8f96e87c890bf8fa77463cd4b640a2312823f3ad</meta:generator>
    <meta:document-statistic meta:table-count="0" meta:image-count="0" meta:object-count="0" meta:page-count="6" meta:paragraph-count="80" meta:word-count="1049" meta:character-count="7503" meta:non-whitespace-character-count="6463"/>
  </office:meta>
</office:document-meta>
</file>